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13"/>
    <style:style style:name="ce4" style:family="table-cell" style:parent-style-name="Default" style:data-style-name="N113">
      <style:text-properties fo:font-weight="bold" style:font-weight-asian="bold" style:font-weight-complex="bold"/>
    </style:style>
    <style:style style:name="ce5" style:family="table-cell" style:parent-style-name="Default" style:data-style-name="N115"/>
    <style:style style:name="ce6" style:family="table-cell" style:parent-style-name="Default" style:data-style-name="N114"/>
  </office:automatic-styles>
  <office:body>
    <office:spreadsheet>
      <table:table table:name="VFH+" table:style-name="ta1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office:value-type="string">
            <text:p>C++</text:p>
          </table:table-cell>
          <table:table-cell table:number-columns-repeated="2"/>
          <table:table-cell office:value-type="string">
            <text:p>Within +/- 3</text:p>
          </table:table-cell>
          <table:table-cell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office:value-type="string">
            <text:p>Within +/- 3</text:p>
          </table:table-cell>
          <table:table-cell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office:value-type="string">
            <text:p>Within +/- 3</text:p>
          </table:table-cell>
          <table:table-cell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office:value-type="string">
            <text:p>Within +/- 3</text:p>
          </table:table-cell>
        </table:table-row>
        <table:table-row table:style-name="ro2">
          <table:table-cell/>
          <table:table-cell table:style-name="ce2" office:value-type="string">
            <text:p>“-O3”</text:p>
          </table:table-cell>
          <table:table-cell table:number-columns-repeated="2"/>
          <table:table-cell office:value-type="string">
            <text:p>STDDEV?</text:p>
          </table:table-cell>
          <table:table-cell/>
          <table:table-cell office:value-type="string">
            <text:p>“-O3”</text:p>
          </table:table-cell>
          <table:table-cell office:value-type="string">
            <text:p>enabled</text:p>
          </table:table-cell>
          <table:table-cell office:value-type="string">
            <text:p>native</text:p>
          </table:table-cell>
          <table:table-cell office:value-type="string">
            <text:p>STDDEV?</text:p>
          </table:table-cell>
          <table:table-cell/>
          <table:table-cell office:value-type="string">
            <text:p>“-O3”</text:p>
          </table:table-cell>
          <table:table-cell office:value-type="string">
            <text:p>disabled</text:p>
          </table:table-cell>
          <table:table-cell office:value-type="string">
            <text:p>native</text:p>
          </table:table-cell>
          <table:table-cell office:value-type="string">
            <text:p>STDDEV?</text:p>
          </table:table-cell>
          <table:table-cell/>
          <table:table-cell office:value-type="string">
            <text:p>“-O3”</text:p>
          </table:table-cell>
          <table:table-cell office:value-type="string">
            <text:p>disabled</text:p>
          </table:table-cell>
          <table:table-cell office:value-type="string">
            <text:p>libc</text:p>
          </table:table-cell>
          <table:table-cell office:value-type="string">
            <text:p>STDDEV?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75">
            <text:p>575</text:p>
          </table:table-cell>
          <table:table-cell office:value-type="float" office:value="0.360970834">
            <text:p>0.360970834</text:p>
          </table:table-cell>
          <table:table-cell table:style-name="ce3" table:formula="of:=[.C3]/[.B3]" office:value-type="float" office:value="0.000627775363478261">
            <text:p>0.000628</text:p>
          </table:table-cell>
          <table:table-cell table:formula="of:=AND([.D3]&lt;[.D$24]+3*[.D$25];[.D3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1.474554435">
            <text:p>1.474554435</text:p>
          </table:table-cell>
          <table:table-cell table:style-name="ce3" table:formula="of:=[.H3]/[.G3]" office:value-type="float" office:value="0.00256891016550523">
            <text:p>0.002569</text:p>
          </table:table-cell>
          <table:table-cell table:formula="of:=AND([.I3]&lt;[.I$24]+3*[.I$25];[.I3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table:style-name="ce5" office:value-type="float" office:value="0.51160317">
            <text:p>0.511603170</text:p>
          </table:table-cell>
          <table:table-cell table:style-name="ce3" table:formula="of:=[.M3]/[.L3]" office:value-type="float" office:value="0.000891294721254355">
            <text:p>0.000891</text:p>
          </table:table-cell>
          <table:table-cell table:formula="of:=AND([.N3]&lt;[.N$24]+3*[.N$25];[.N3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494313949">
            <text:p>0.494313949</text:p>
          </table:table-cell>
          <table:table-cell table:style-name="ce3" table:formula="of:=[.R3]/[.Q3]" office:value-type="float" office:value="0.0008611741271777">
            <text:p>0.000861</text:p>
          </table:table-cell>
          <table:table-cell table:formula="of:=AND([.S3]&lt;[.S$24]+3*[.S$25];[.S3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75">
            <text:p>575</text:p>
          </table:table-cell>
          <table:table-cell office:value-type="float" office:value="0.371098919">
            <text:p>0.371098919</text:p>
          </table:table-cell>
          <table:table-cell table:style-name="ce3" table:formula="of:=[.C4]/[.B4]" office:value-type="float" office:value="0.000645389424347826">
            <text:p>0.000645</text:p>
          </table:table-cell>
          <table:table-cell table:formula="of:=AND([.D4]&lt;[.D$24]+3*[.D$25];[.D4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table:style-name="ce5" office:value-type="float" office:value="1.47341799">
            <text:p>1.473417990</text:p>
          </table:table-cell>
          <table:table-cell table:style-name="ce3" table:formula="of:=[.H4]/[.G4]" office:value-type="float" office:value="0.00256693029616725">
            <text:p>0.002567</text:p>
          </table:table-cell>
          <table:table-cell table:formula="of:=AND([.I4]&lt;[.I$24]+3*[.I$25];[.I4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table:style-name="ce5" office:value-type="float" office:value="0.511696605">
            <text:p>0.511696605</text:p>
          </table:table-cell>
          <table:table-cell table:style-name="ce3" table:formula="of:=[.M4]/[.L4]" office:value-type="float" office:value="0.0008914575">
            <text:p>0.000891</text:p>
          </table:table-cell>
          <table:table-cell table:formula="of:=AND([.N4]&lt;[.N$24]+3*[.N$25];[.N4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490955406">
            <text:p>0.490955406</text:p>
          </table:table-cell>
          <table:table-cell table:style-name="ce3" table:formula="of:=[.R4]/[.Q4]" office:value-type="float" office:value="0.000855323006968641">
            <text:p>0.000855</text:p>
          </table:table-cell>
          <table:table-cell table:formula="of:=AND([.S4]&lt;[.S$24]+3*[.S$25];[.S4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75">
            <text:p>575</text:p>
          </table:table-cell>
          <table:table-cell office:value-type="float" office:value="0.365623163">
            <text:p>0.365623163</text:p>
          </table:table-cell>
          <table:table-cell table:style-name="ce3" table:formula="of:=[.C5]/[.B5]" office:value-type="float" office:value="0.000635866370434783">
            <text:p>0.000636</text:p>
          </table:table-cell>
          <table:table-cell table:formula="of:=AND([.D5]&lt;[.D$24]+3*[.D$25];[.D5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1.468423911">
            <text:p>1.468423911</text:p>
          </table:table-cell>
          <table:table-cell table:style-name="ce3" table:formula="of:=[.H5]/[.G5]" office:value-type="float" office:value="0.00255822981010453">
            <text:p>0.002558</text:p>
          </table:table-cell>
          <table:table-cell table:formula="of:=AND([.I5]&lt;[.I$24]+3*[.I$25];[.I5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table:style-name="ce5" office:value-type="float" office:value="0.511379033">
            <text:p>0.511379033</text:p>
          </table:table-cell>
          <table:table-cell table:style-name="ce3" table:formula="of:=[.M5]/[.L5]" office:value-type="float" office:value="0.000890904238675958">
            <text:p>0.000891</text:p>
          </table:table-cell>
          <table:table-cell table:formula="of:=AND([.N5]&lt;[.N$24]+3*[.N$25];[.N5]&gt;[.N$24]-3*[.N$25])" office:value-type="boolean" office:boolean-value="true">
            <text:p>TRUE</text:p>
          </table:table-cell>
          <table:table-cell/>
          <table:table-cell office:value-type="float" office:value="575">
            <text:p>575</text:p>
          </table:table-cell>
          <table:table-cell office:value-type="float" office:value="0.490852189">
            <text:p>0.490852189</text:p>
          </table:table-cell>
          <table:table-cell table:style-name="ce3" table:formula="of:=[.R5]/[.Q5]" office:value-type="float" office:value="0.000853655980869565">
            <text:p>0.000854</text:p>
          </table:table-cell>
          <table:table-cell table:formula="of:=AND([.S5]&lt;[.S$24]+3*[.S$25];[.S5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75">
            <text:p>575</text:p>
          </table:table-cell>
          <table:table-cell office:value-type="float" office:value="0.393653672">
            <text:p>0.393653672</text:p>
          </table:table-cell>
          <table:table-cell table:style-name="ce3" table:formula="of:=[.C6]/[.B6]" office:value-type="float" office:value="0.00068461508173913">
            <text:p>0.000685</text:p>
          </table:table-cell>
          <table:table-cell table:formula="of:=AND([.D6]&lt;[.D$24]+3*[.D$25];[.D6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1.474556239">
            <text:p>1.474556239</text:p>
          </table:table-cell>
          <table:table-cell table:style-name="ce3" table:formula="of:=[.H6]/[.G6]" office:value-type="float" office:value="0.00256891330836237">
            <text:p>0.002569</text:p>
          </table:table-cell>
          <table:table-cell table:formula="of:=AND([.I6]&lt;[.I$24]+3*[.I$25];[.I6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table:style-name="ce5" office:value-type="float" office:value="0.509835724">
            <text:p>0.509835724</text:p>
          </table:table-cell>
          <table:table-cell table:style-name="ce3" table:formula="of:=[.M6]/[.L6]" office:value-type="float" office:value="0.000888215547038327">
            <text:p>0.000888</text:p>
          </table:table-cell>
          <table:table-cell table:formula="of:=AND([.N6]&lt;[.N$24]+3*[.N$25];[.N6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495304895">
            <text:p>0.495304895</text:p>
          </table:table-cell>
          <table:table-cell table:style-name="ce3" table:formula="of:=[.R6]/[.Q6]" office:value-type="float" office:value="0.000862900513937282">
            <text:p>0.000863</text:p>
          </table:table-cell>
          <table:table-cell table:formula="of:=AND([.S6]&lt;[.S$24]+3*[.S$25];[.S6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75">
            <text:p>575</text:p>
          </table:table-cell>
          <table:table-cell office:value-type="float" office:value="0.364831099">
            <text:p>0.364831099</text:p>
          </table:table-cell>
          <table:table-cell table:style-name="ce3" table:formula="of:=[.C7]/[.B7]" office:value-type="float" office:value="0.000634488867826087">
            <text:p>0.000634</text:p>
          </table:table-cell>
          <table:table-cell table:formula="of:=AND([.D7]&lt;[.D$24]+3*[.D$25];[.D7]&gt;[.D$24]-3*[.D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table:style-name="ce5" office:value-type="float" office:value="1.47603865">
            <text:p>1.476038650</text:p>
          </table:table-cell>
          <table:table-cell table:style-name="ce3" table:formula="of:=[.H7]/[.G7]" office:value-type="float" office:value="0.00257149590592334">
            <text:p>0.002571</text:p>
          </table:table-cell>
          <table:table-cell table:formula="of:=AND([.I7]&lt;[.I$24]+3*[.I$25];[.I7]&gt;[.I$24]-3*[.I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table:style-name="ce5" office:value-type="float" office:value="0.516936283">
            <text:p>0.516936283</text:p>
          </table:table-cell>
          <table:table-cell table:style-name="ce3" table:formula="of:=[.M7]/[.L7]" office:value-type="float" office:value="0.000900585858885018">
            <text:p>0.000901</text:p>
          </table:table-cell>
          <table:table-cell table:formula="of:=AND([.N7]&lt;[.N$24]+3*[.N$25];[.N7]&gt;[.N$24]-3*[.N$25])" office:value-type="boolean" office:boolean-value="true">
            <text:p>TRUE</text:p>
          </table:table-cell>
          <table:table-cell/>
          <table:table-cell office:value-type="float" office:value="574">
            <text:p>574</text:p>
          </table:table-cell>
          <table:table-cell office:value-type="float" office:value="0.501448111">
            <text:p>0.501448111</text:p>
          </table:table-cell>
          <table:table-cell table:style-name="ce3" table:formula="of:=[.R7]/[.Q7]" office:value-type="float" office:value="0.000873602980836237">
            <text:p>0.000874</text:p>
          </table:table-cell>
          <table:table-cell table:formula="of:=AND([.S7]&lt;[.S$24]+3*[.S$25];[.S7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*</text:p>
          </table:table-cell>
          <table:table-cell table:style-name="ce3"/>
          <table:table-cell table:number-columns-repeated="3"/>
          <table:table-cell office:value-type="string">
            <text:p>*</text:p>
          </table:table-cell>
          <table:table-cell table:style-name="ce3"/>
          <table:table-cell table:number-columns-repeated="3"/>
          <table:table-cell office:value-type="string">
            <text:p>*</text:p>
          </table:table-cell>
          <table:table-cell table:style-name="ce3"/>
          <table:table-cell table:number-columns-repeated="3"/>
          <table:table-cell office:value-type="string">
            <text:p>*</text:p>
          </table:table-cell>
          <table:table-cell table:style-name="ce3"/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5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number-columns-repeated="2"/>
          <table:table-cell table:style-name="ce4" table:formula="of:=AVERAGE([.D3:.D22])" office:value-type="float" office:value="0.000645627021565217">
            <text:p>0.000646</text:p>
          </table:table-cell>
          <table:table-cell table:number-columns-repeated="4"/>
          <table:table-cell table:style-name="ce4" table:formula="of:=AVERAGE([.I3:.I22])" office:value-type="float" office:value="0.00256689589721254">
            <text:p>0.002567</text:p>
          </table:table-cell>
          <table:table-cell table:style-name="ce6" table:formula="of:=[.I24]/[.$D24]" office:value-type="float" office:value="3.97581856315357">
            <text:p>4.0</text:p>
          </table:table-cell>
          <table:table-cell table:number-columns-repeated="3"/>
          <table:table-cell table:style-name="ce4" table:formula="of:=AVERAGE([.N3:.N22])" office:value-type="float" office:value="0.000892491573170732">
            <text:p>0.000892</text:p>
          </table:table-cell>
          <table:table-cell table:style-name="ce6" table:formula="of:=[.N24]/[.$D24]" office:value-type="float" office:value="1.38236403273059">
            <text:p>1.4</text:p>
          </table:table-cell>
          <table:table-cell table:number-columns-repeated="3"/>
          <table:table-cell table:style-name="ce4" table:formula="of:=AVERAGE([.S3:.S22])" office:value-type="float" office:value="0.000861331321957885">
            <text:p>0.000861</text:p>
          </table:table-cell>
          <table:table-cell table:style-name="ce6" table:formula="of:=[.S24]/[.$D24]" office:value-type="float" office:value="1.33410048400658">
            <text:p>1.3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number-columns-repeated="2"/>
          <table:table-cell table:style-name="ce3" table:formula="of:=STDEV([.D3:.D22])" office:value-type="float" office:value="0.0000226833406061725">
            <text:p>0.000023</text:p>
          </table:table-cell>
          <table:table-cell table:number-columns-repeated="4"/>
          <table:table-cell table:style-name="ce3" table:formula="of:=STDEV([.I3:.I22])" office:value-type="float" office:value="0.0000051085603082858">
            <text:p>0.000005</text:p>
          </table:table-cell>
          <table:table-cell table:number-columns-repeated="4"/>
          <table:table-cell table:style-name="ce3" table:formula="of:=STDEV([.N3:.N22])" office:value-type="float" office:value="0.00000471230446119395">
            <text:p>0.000005</text:p>
          </table:table-cell>
          <table:table-cell table:number-columns-repeated="4"/>
          <table:table-cell table:style-name="ce3" table:formula="of:=STDEV([.S3:.S22])" office:value-type="float" office:value="0.0000078754586394346">
            <text:p>0.000008</text:p>
          </table:table-cell>
          <table:table-cell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D" table:style-name="ta1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office:value-type="string">
            <text:p>C++</text:p>
          </table:table-cell>
          <table:table-cell table:number-columns-repeated="2"/>
          <table:table-cell office:value-type="string">
            <text:p>Within +/- 3</text:p>
          </table:table-cell>
          <table:table-cell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office:value-type="string">
            <text:p>Within +/- 3</text:p>
          </table:table-cell>
          <table:table-cell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office:value-type="string">
            <text:p>Within +/- 3</text:p>
          </table:table-cell>
          <table:table-cell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office:value-type="string">
            <text:p>Within +/- 3</text:p>
          </table:table-cell>
        </table:table-row>
        <table:table-row table:style-name="ro2">
          <table:table-cell/>
          <table:table-cell table:style-name="ce2" office:value-type="string">
            <text:p>“-O3”</text:p>
          </table:table-cell>
          <table:table-cell table:number-columns-repeated="2"/>
          <table:table-cell office:value-type="string">
            <text:p>STDDEV?</text:p>
          </table:table-cell>
          <table:table-cell/>
          <table:table-cell office:value-type="string">
            <text:p>“-O3”</text:p>
          </table:table-cell>
          <table:table-cell office:value-type="string">
            <text:p>enabled</text:p>
          </table:table-cell>
          <table:table-cell office:value-type="string">
            <text:p>native</text:p>
          </table:table-cell>
          <table:table-cell office:value-type="string">
            <text:p>STDDEV?</text:p>
          </table:table-cell>
          <table:table-cell/>
          <table:table-cell office:value-type="string">
            <text:p>“-O3”</text:p>
          </table:table-cell>
          <table:table-cell office:value-type="string">
            <text:p>disabled</text:p>
          </table:table-cell>
          <table:table-cell office:value-type="string">
            <text:p>native</text:p>
          </table:table-cell>
          <table:table-cell office:value-type="string">
            <text:p>STDDEV?</text:p>
          </table:table-cell>
          <table:table-cell/>
          <table:table-cell office:value-type="string">
            <text:p>“-O3”</text:p>
          </table:table-cell>
          <table:table-cell office:value-type="string">
            <text:p>disabled</text:p>
          </table:table-cell>
          <table:table-cell office:value-type="string">
            <text:p>libc</text:p>
          </table:table-cell>
          <table:table-cell office:value-type="string">
            <text:p>STDDEV?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049">
            <text:p>3049</text:p>
          </table:table-cell>
          <table:table-cell office:value-type="float" office:value="0.252435005">
            <text:p>0.252435005</text:p>
          </table:table-cell>
          <table:table-cell table:style-name="ce3" table:formula="of:=[.C3]/[.B3]" office:value-type="float" office:value="0.0000827927205641194">
            <text:p>0.000083</text:p>
          </table:table-cell>
          <table:table-cell table:formula="of:=AND([.D3]&lt;[.D$24]+3*[.D$25];[.D3]&gt;[.D$24]-3*[.D$25])" office:value-type="boolean" office:boolean-value="true">
            <text:p>TRUE</text:p>
          </table:table-cell>
          <table:table-cell/>
          <table:table-cell office:value-type="float" office:value="3044">
            <text:p>3044</text:p>
          </table:table-cell>
          <table:table-cell office:value-type="float" office:value="1.005079966">
            <text:p>1.005079966</text:p>
          </table:table-cell>
          <table:table-cell table:style-name="ce3" table:formula="of:=[.H3]/[.G3]" office:value-type="float" office:value="0.000330183957293035">
            <text:p>0.000330</text:p>
          </table:table-cell>
          <table:table-cell table:formula="of:=AND([.I3]&lt;[.I$24]+3*[.I$25];[.I3]&gt;[.I$24]-3*[.I$25])" office:value-type="boolean" office:boolean-value="true">
            <text:p>TRUE</text:p>
          </table:table-cell>
          <table:table-cell/>
          <table:table-cell office:value-type="float" office:value="3071">
            <text:p>3071</text:p>
          </table:table-cell>
          <table:table-cell office:value-type="float" office:value="0.544837289">
            <text:p>0.544837289</text:p>
          </table:table-cell>
          <table:table-cell table:style-name="ce3" table:formula="of:=[.M3]/[.L3]" office:value-type="float" office:value="0.000177413640182351">
            <text:p>0.000177</text:p>
          </table:table-cell>
          <table:table-cell table:formula="of:=AND([.N3]&lt;[.N$24]+3*[.N$25];[.N3]&gt;[.N$24]-3*[.N$25])" office:value-type="boolean" office:boolean-value="true">
            <text:p>TRUE</text:p>
          </table:table-cell>
          <table:table-cell/>
          <table:table-cell office:value-type="float" office:value="3085">
            <text:p>3085</text:p>
          </table:table-cell>
          <table:table-cell office:value-type="float" office:value="0.243044564">
            <text:p>0.243044564</text:p>
          </table:table-cell>
          <table:table-cell table:style-name="ce3" table:formula="of:=[.R3]/[.Q3]" office:value-type="float" office:value="0.0000787826787682334">
            <text:p>0.000079</text:p>
          </table:table-cell>
          <table:table-cell table:formula="of:=AND([.S3]&lt;[.S$24]+3*[.S$25];[.S3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45">
            <text:p>3045</text:p>
          </table:table-cell>
          <table:table-cell office:value-type="float" office:value="0.233580392">
            <text:p>0.233580392</text:p>
          </table:table-cell>
          <table:table-cell table:style-name="ce3" table:formula="of:=[.C4]/[.B4]" office:value-type="float" office:value="0.0000767094883415435">
            <text:p>0.000077</text:p>
          </table:table-cell>
          <table:table-cell table:formula="of:=AND([.D4]&lt;[.D$24]+3*[.D$25];[.D4]&gt;[.D$24]-3*[.D$25])" office:value-type="boolean" office:boolean-value="true">
            <text:p>TRUE</text:p>
          </table:table-cell>
          <table:table-cell/>
          <table:table-cell office:value-type="float" office:value="3051">
            <text:p>3051</text:p>
          </table:table-cell>
          <table:table-cell office:value-type="float" office:value="0.955669332">
            <text:p>0.955669332</text:p>
          </table:table-cell>
          <table:table-cell table:style-name="ce3" table:formula="of:=[.H4]/[.G4]" office:value-type="float" office:value="0.000313231508357915">
            <text:p>0.000313</text:p>
          </table:table-cell>
          <table:table-cell table:formula="of:=AND([.I4]&lt;[.I$24]+3*[.I$25];[.I4]&gt;[.I$24]-3*[.I$25])" office:value-type="boolean" office:boolean-value="true">
            <text:p>TRUE</text:p>
          </table:table-cell>
          <table:table-cell/>
          <table:table-cell office:value-type="float" office:value="3060">
            <text:p>3060</text:p>
          </table:table-cell>
          <table:table-cell office:value-type="float" office:value="0.546006646">
            <text:p>0.546006646</text:p>
          </table:table-cell>
          <table:table-cell table:style-name="ce3" table:formula="of:=[.M4]/[.L4]" office:value-type="float" office:value="0.000178433544444444">
            <text:p>0.000178</text:p>
          </table:table-cell>
          <table:table-cell table:formula="of:=AND([.N4]&lt;[.N$24]+3*[.N$25];[.N4]&gt;[.N$24]-3*[.N$25])" office:value-type="boolean" office:boolean-value="true">
            <text:p>TRUE</text:p>
          </table:table-cell>
          <table:table-cell/>
          <table:table-cell office:value-type="float" office:value="3085">
            <text:p>3085</text:p>
          </table:table-cell>
          <table:table-cell table:style-name="ce5" office:value-type="float" office:value="0.241880317">
            <text:p>0.241880317</text:p>
          </table:table-cell>
          <table:table-cell table:style-name="ce3" table:formula="of:=[.R4]/[.Q4]" office:value-type="float" office:value="0.0000784052891410049">
            <text:p>0.000078</text:p>
          </table:table-cell>
          <table:table-cell table:formula="of:=AND([.S4]&lt;[.S$24]+3*[.S$25];[.S4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048">
            <text:p>3048</text:p>
          </table:table-cell>
          <table:table-cell office:value-type="float" office:value="0.259967192">
            <text:p>0.259967192</text:p>
          </table:table-cell>
          <table:table-cell table:style-name="ce3" table:formula="of:=[.C5]/[.B5]" office:value-type="float" office:value="0.0000852910734908136">
            <text:p>0.000085</text:p>
          </table:table-cell>
          <table:table-cell table:formula="of:=AND([.D5]&lt;[.D$24]+3*[.D$25];[.D5]&gt;[.D$24]-3*[.D$25])" office:value-type="boolean" office:boolean-value="true">
            <text:p>TRUE</text:p>
          </table:table-cell>
          <table:table-cell/>
          <table:table-cell office:value-type="float" office:value="3044">
            <text:p>3044</text:p>
          </table:table-cell>
          <table:table-cell office:value-type="float" office:value="0.994037781">
            <text:p>0.994037781</text:p>
          </table:table-cell>
          <table:table-cell table:style-name="ce3" table:formula="of:=[.H6]/[.G6]" office:value-type="float" office:value="0.000314470357635468">
            <text:p>0.000314</text:p>
          </table:table-cell>
          <table:table-cell table:formula="of:=AND([.I5]&lt;[.I$24]+3*[.I$25];[.I5]&gt;[.I$24]-3*[.I$25])" office:value-type="boolean" office:boolean-value="true">
            <text:p>TRUE</text:p>
          </table:table-cell>
          <table:table-cell/>
          <table:table-cell office:value-type="float" office:value="3065">
            <text:p>3065</text:p>
          </table:table-cell>
          <table:table-cell office:value-type="float" office:value="0.540378493">
            <text:p>0.540378493</text:p>
          </table:table-cell>
          <table:table-cell table:style-name="ce3" table:formula="of:=[.M5]/[.L5]" office:value-type="float" office:value="0.000176306196737357">
            <text:p>0.000176</text:p>
          </table:table-cell>
          <table:table-cell table:formula="of:=AND([.N5]&lt;[.N$24]+3*[.N$25];[.N5]&gt;[.N$24]-3*[.N$25])" office:value-type="boolean" office:boolean-value="true">
            <text:p>TRUE</text:p>
          </table:table-cell>
          <table:table-cell/>
          <table:table-cell office:value-type="float" office:value="3084">
            <text:p>3084</text:p>
          </table:table-cell>
          <table:table-cell office:value-type="float" office:value="0.250867982">
            <text:p>0.250867982</text:p>
          </table:table-cell>
          <table:table-cell table:style-name="ce3" table:formula="of:=[.R5]/[.Q5]" office:value-type="float" office:value="0.0000813450006485084">
            <text:p>0.000081</text:p>
          </table:table-cell>
          <table:table-cell table:formula="of:=AND([.S5]&lt;[.S$24]+3*[.S$25];[.S5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52">
            <text:p>3052</text:p>
          </table:table-cell>
          <table:table-cell office:value-type="float" office:value="0.259909213">
            <text:p>0.259909213</text:p>
          </table:table-cell>
          <table:table-cell table:style-name="ce3" table:formula="of:=[.C6]/[.B6]" office:value-type="float" office:value="0.0000851602925950197">
            <text:p>0.000085</text:p>
          </table:table-cell>
          <table:table-cell table:formula="of:=AND([.D6]&lt;[.D$24]+3*[.D$25];[.D6]&gt;[.D$24]-3*[.D$25])" office:value-type="boolean" office:boolean-value="true">
            <text:p>TRUE</text:p>
          </table:table-cell>
          <table:table-cell/>
          <table:table-cell office:value-type="float" office:value="3045">
            <text:p>3045</text:p>
          </table:table-cell>
          <table:table-cell office:value-type="float" office:value="0.957562239">
            <text:p>0.957562239</text:p>
          </table:table-cell>
          <table:table-cell table:style-name="ce3" table:formula="of:=[.H6]/[.G6]" office:value-type="float" office:value="0.000314470357635468">
            <text:p>0.000314</text:p>
          </table:table-cell>
          <table:table-cell table:formula="of:=AND([.I6]&lt;[.I$24]+3*[.I$25];[.I6]&gt;[.I$24]-3*[.I$25])" office:value-type="boolean" office:boolean-value="true">
            <text:p>TRUE</text:p>
          </table:table-cell>
          <table:table-cell/>
          <table:table-cell office:value-type="float" office:value="3067">
            <text:p>3067</text:p>
          </table:table-cell>
          <table:table-cell office:value-type="float" office:value="0.511277869">
            <text:p>0.511277869</text:p>
          </table:table-cell>
          <table:table-cell table:style-name="ce3" table:formula="of:=[.M6]/[.L6]" office:value-type="float" office:value="0.000166702924356048">
            <text:p>0.000167</text:p>
          </table:table-cell>
          <table:table-cell table:formula="of:=AND([.N6]&lt;[.N$24]+3*[.N$25];[.N6]&gt;[.N$24]-3*[.N$25])" office:value-type="boolean" office:boolean-value="true">
            <text:p>TRUE</text:p>
          </table:table-cell>
          <table:table-cell/>
          <table:table-cell office:value-type="float" office:value="3084">
            <text:p>3084</text:p>
          </table:table-cell>
          <table:table-cell office:value-type="float" office:value="0.257554204">
            <text:p>0.257554204</text:p>
          </table:table-cell>
          <table:table-cell table:style-name="ce3" table:formula="of:=[.R6]/[.Q6]" office:value-type="float" office:value="0.0000835130363164721">
            <text:p>0.000084</text:p>
          </table:table-cell>
          <table:table-cell table:formula="of:=AND([.S6]&lt;[.S$24]+3*[.S$25];[.S6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050">
            <text:p>3050</text:p>
          </table:table-cell>
          <table:table-cell office:value-type="float" office:value="0.261385407">
            <text:p>0.261385407</text:p>
          </table:table-cell>
          <table:table-cell table:style-name="ce3" table:formula="of:=[.C7]/[.B7]" office:value-type="float" office:value="0.0000857001334426229">
            <text:p>0.000086</text:p>
          </table:table-cell>
          <table:table-cell table:formula="of:=AND([.D7]&lt;[.D$24]+3*[.D$25];[.D7]&gt;[.D$24]-3*[.D$25])" office:value-type="boolean" office:boolean-value="true">
            <text:p>TRUE</text:p>
          </table:table-cell>
          <table:table-cell/>
          <table:table-cell office:value-type="float" office:value="3050">
            <text:p>3050</text:p>
          </table:table-cell>
          <table:table-cell office:value-type="float" office:value="0.961413744">
            <text:p>0.961413744</text:p>
          </table:table-cell>
          <table:table-cell table:style-name="ce3" table:formula="of:=[.H7]/[.G7]" office:value-type="float" office:value="0.000315217620983607">
            <text:p>0.000315</text:p>
          </table:table-cell>
          <table:table-cell table:formula="of:=AND([.I7]&lt;[.I$24]+3*[.I$25];[.I7]&gt;[.I$24]-3*[.I$25])" office:value-type="boolean" office:boolean-value="true">
            <text:p>TRUE</text:p>
          </table:table-cell>
          <table:table-cell/>
          <table:table-cell office:value-type="float" office:value="3067">
            <text:p>3067</text:p>
          </table:table-cell>
          <table:table-cell office:value-type="float" office:value="0.523551034">
            <text:p>0.523551034</text:p>
          </table:table-cell>
          <table:table-cell table:style-name="ce3" table:formula="of:=[.M7]/[.L7]" office:value-type="float" office:value="0.000170704608412129">
            <text:p>0.000171</text:p>
          </table:table-cell>
          <table:table-cell table:formula="of:=AND([.N7]&lt;[.N$24]+3*[.N$25];[.N7]&gt;[.N$24]-3*[.N$25])" office:value-type="boolean" office:boolean-value="true">
            <text:p>TRUE</text:p>
          </table:table-cell>
          <table:table-cell/>
          <table:table-cell office:value-type="float" office:value="3084">
            <text:p>3084</text:p>
          </table:table-cell>
          <table:table-cell office:value-type="float" office:value="0.246728253">
            <text:p>0.246728253</text:p>
          </table:table-cell>
          <table:table-cell table:style-name="ce3" table:formula="of:=[.R7]/[.Q7]" office:value-type="float" office:value="0.0000800026760700389">
            <text:p>0.000080</text:p>
          </table:table-cell>
          <table:table-cell table:formula="of:=AND([.S7]&lt;[.S$24]+3*[.S$25];[.S7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3"/>
          <table:table-cell table:style-name="ce5"/>
          <table:table-cell table:style-name="ce3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number-columns-repeated="2"/>
          <table:table-cell table:style-name="ce4" table:formula="of:=AVERAGE([.D3:.D22])" office:value-type="float" office:value="0.0000831307416868238">
            <text:p>0.000083</text:p>
          </table:table-cell>
          <table:table-cell table:number-columns-repeated="4"/>
          <table:table-cell table:style-name="ce4" table:formula="of:=AVERAGE([.I3:.I22])" office:value-type="float" office:value="0.000317514760381099">
            <text:p>0.000318</text:p>
          </table:table-cell>
          <table:table-cell table:style-name="ce6" table:formula="of:=[.I24]/[.$D24]" office:value-type="float" office:value="3.8194626192229">
            <text:p>3.8</text:p>
          </table:table-cell>
          <table:table-cell table:number-columns-repeated="3"/>
          <table:table-cell table:style-name="ce4" table:formula="of:=AVERAGE([.N3:.N22])" office:value-type="float" office:value="0.000173912182826466">
            <text:p>0.000174</text:p>
          </table:table-cell>
          <table:table-cell table:style-name="ce6" table:formula="of:=[.N24]/[.$D24]" office:value-type="float" office:value="2.09203213272944">
            <text:p>2.1</text:p>
          </table:table-cell>
          <table:table-cell table:number-columns-repeated="3"/>
          <table:table-cell table:style-name="ce4" table:formula="of:=AVERAGE([.S3:.S22])" office:value-type="float" office:value="0.0000804097361888515">
            <text:p>0.000080</text:p>
          </table:table-cell>
          <table:table-cell table:style-name="ce6" table:formula="of:=[.S24]/[.$D24]" office:value-type="float" office:value="0.967268360142592">
            <text:p>1.0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number-columns-repeated="2"/>
          <table:table-cell table:style-name="ce3" table:formula="of:=STDEV([.D3:.D22])" office:value-type="float" office:value="0.00000376611992608855">
            <text:p>0.000004</text:p>
          </table:table-cell>
          <table:table-cell table:number-columns-repeated="4"/>
          <table:table-cell table:style-name="ce3" table:formula="of:=STDEV([.I3:.I22])" office:value-type="float" office:value="0.00000711808302589697">
            <text:p>0.000007</text:p>
          </table:table-cell>
          <table:table-cell table:number-columns-repeated="4"/>
          <table:table-cell table:style-name="ce3" table:formula="of:=STDEV([.N3:.N22])" office:value-type="float" office:value="0.00000501737377564074">
            <text:p>0.000005</text:p>
          </table:table-cell>
          <table:table-cell table:number-columns-repeated="4"/>
          <table:table-cell table:style-name="ce3" table:formula="of:=STDEV([.S3:.S22])" office:value-type="float" office:value="0.00000208182690499983">
            <text:p>0.000002</text:p>
          </table:table-cell>
          <table:table-cell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ND" table:style-name="ta1">
        <table:table-column table:style-name="co1" table:default-cell-style-name="ce1"/>
        <table:table-column table:style-name="co1" table:number-columns-repeated="19" table:default-cell-style-name="Default"/>
        <table:table-row table:style-name="ro1">
          <table:table-cell/>
          <table:table-cell office:value-type="string">
            <text:p>C++</text:p>
          </table:table-cell>
          <table:table-cell table:number-columns-repeated="2"/>
          <table:table-cell office:value-type="string">
            <text:p>Within +/- 3</text:p>
          </table:table-cell>
          <table:table-cell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office:value-type="string">
            <text:p>Within +/- 3</text:p>
          </table:table-cell>
          <table:table-cell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office:value-type="string">
            <text:p>Within +/- 3</text:p>
          </table:table-cell>
          <table:table-cell/>
          <table:table-cell office:value-type="string">
            <text:p>SPARK</text:p>
          </table:table-cell>
          <table:table-cell office:value-type="string">
            <text:p>Checks</text:p>
          </table:table-cell>
          <table:table-cell office:value-type="string">
            <text:p>Math</text:p>
          </table:table-cell>
          <table:table-cell office:value-type="string">
            <text:p>Within +/- 3</text:p>
          </table:table-cell>
        </table:table-row>
        <table:table-row table:style-name="ro2">
          <table:table-cell/>
          <table:table-cell table:style-name="ce2" office:value-type="string">
            <text:p>“-O3”</text:p>
          </table:table-cell>
          <table:table-cell table:number-columns-repeated="2"/>
          <table:table-cell office:value-type="string">
            <text:p>STDDEV?</text:p>
          </table:table-cell>
          <table:table-cell/>
          <table:table-cell office:value-type="string">
            <text:p>“-O3”</text:p>
          </table:table-cell>
          <table:table-cell office:value-type="string">
            <text:p>all enabled</text:p>
          </table:table-cell>
          <table:table-cell office:value-type="string">
            <text:p>Ada</text:p>
          </table:table-cell>
          <table:table-cell office:value-type="string">
            <text:p>STDDEV?</text:p>
          </table:table-cell>
          <table:table-cell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Ada</text:p>
          </table:table-cell>
          <table:table-cell office:value-type="string">
            <text:p>STDDEV?</text:p>
          </table:table-cell>
          <table:table-cell/>
          <table:table-cell office:value-type="string">
            <text:p>“-O3”</text:p>
          </table:table-cell>
          <table:table-cell office:value-type="string">
            <text:p>all disabled</text:p>
          </table:table-cell>
          <table:table-cell office:value-type="string">
            <text:p>C</text:p>
          </table:table-cell>
          <table:table-cell office:value-type="string">
            <text:p>STDDEV?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float" office:value="0.084104013">
            <text:p>0.084104013</text:p>
          </table:table-cell>
          <table:table-cell table:style-name="ce3" table:formula="of:=[.C3]/[.B3]" office:value-type="float" office:value="0.000162992273255814">
            <text:p>0.000163</text:p>
          </table:table-cell>
          <table:table-cell table:formula="of:=AND([.D3]&lt;[.D$24]+3*[.D$25];[.D3]&gt;[.D$24]-3*[.D$25])" office:value-type="boolean" office:boolean-value="true">
            <text:p>TRUE</text:p>
          </table:table-cell>
          <table:table-cell/>
          <table:table-cell office:value-type="float" office:value="510">
            <text:p>510</text:p>
          </table:table-cell>
          <table:table-cell office:value-type="float" office:value="0.385161236">
            <text:p>0.385161236</text:p>
          </table:table-cell>
          <table:table-cell table:style-name="ce3" table:formula="of:=[.H3]/[.G3]" office:value-type="float" office:value="0.000755218109803922">
            <text:p>0.000755</text:p>
          </table:table-cell>
          <table:table-cell table:formula="of:=AND([.I3]&lt;[.I$24]+3*[.I$25];[.I3]&gt;[.I$24]-3*[.I$25])" office:value-type="boolean" office:boolean-value="true">
            <text:p>TRUE</text:p>
          </table:table-cell>
          <table:table-cell/>
          <table:table-cell office:value-type="float" office:value="512">
            <text:p>512</text:p>
          </table:table-cell>
          <table:table-cell office:value-type="float" office:value="0.253552996">
            <text:p>0.253552996</text:p>
          </table:table-cell>
          <table:table-cell table:style-name="ce3" table:formula="of:=[.M3]/[.L3]" office:value-type="float" office:value="0.0004952206953125">
            <text:p>0.000495</text:p>
          </table:table-cell>
          <table:table-cell table:formula="of:=AND([.N3]&lt;[.N$24]+3*[.N$25];[.N3]&gt;[.N$24]-3*[.N$25])" office:value-type="boolean" office:boolean-value="true">
            <text:p>TRUE</text:p>
          </table:table-cell>
          <table:table-cell/>
          <table:table-cell office:value-type="float" office:value="513">
            <text:p>513</text:p>
          </table:table-cell>
          <table:table-cell office:value-type="float" office:value="0.229171792">
            <text:p>0.229171792</text:p>
          </table:table-cell>
          <table:table-cell table:style-name="ce3" table:formula="of:=[.R3]/[.Q3]" office:value-type="float" office:value="0.000446728639376218">
            <text:p>0.000447</text:p>
          </table:table-cell>
          <table:table-cell table:formula="of:=AND([.S3]&lt;[.S$24]+3*[.S$25];[.S3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0.086995925">
            <text:p>0.086995925</text:p>
          </table:table-cell>
          <table:table-cell table:style-name="ce3" table:formula="of:=[.C4]/[.B4]" office:value-type="float" office:value="0.000167299855769231">
            <text:p>0.000167</text:p>
          </table:table-cell>
          <table:table-cell table:formula="of:=AND([.D4]&lt;[.D$24]+3*[.D$25];[.D4]&gt;[.D$24]-3*[.D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393175652">
            <text:p>0.393175652</text:p>
          </table:table-cell>
          <table:table-cell table:style-name="ce3" table:formula="of:=[.H4]/[.G4]" office:value-type="float" office:value="0.000764933175097276">
            <text:p>0.000765</text:p>
          </table:table-cell>
          <table:table-cell table:formula="of:=AND([.I4]&lt;[.I$24]+3*[.I$25];[.I4]&gt;[.I$24]-3*[.I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252148519">
            <text:p>0.252148519</text:p>
          </table:table-cell>
          <table:table-cell table:style-name="ce3" table:formula="of:=[.M4]/[.L4]" office:value-type="float" office:value="0.000490561321011673">
            <text:p>0.000491</text:p>
          </table:table-cell>
          <table:table-cell table:formula="of:=AND([.N4]&lt;[.N$24]+3*[.N$25];[.N4]&gt;[.N$24]-3*[.N$25])" office:value-type="boolean" office:boolean-value="true">
            <text:p>TRUE</text:p>
          </table:table-cell>
          <table:table-cell/>
          <table:table-cell office:value-type="float" office:value="519">
            <text:p>519</text:p>
          </table:table-cell>
          <table:table-cell office:value-type="float" office:value="0.228114416">
            <text:p>0.228114416</text:p>
          </table:table-cell>
          <table:table-cell table:style-name="ce3" table:formula="of:=[.R4]/[.Q4]" office:value-type="float" office:value="0.000439526813102119">
            <text:p>0.000440</text:p>
          </table:table-cell>
          <table:table-cell table:formula="of:=AND([.S4]&lt;[.S$24]+3*[.S$25];[.S4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2">
            <text:p>522</text:p>
          </table:table-cell>
          <table:table-cell office:value-type="float" office:value="0.095468891">
            <text:p>0.095468891</text:p>
          </table:table-cell>
          <table:table-cell table:style-name="ce3" table:formula="of:=[.C5]/[.B5]" office:value-type="float" office:value="0.000182890595785441">
            <text:p>0.000183</text:p>
          </table:table-cell>
          <table:table-cell table:formula="of:=AND([.D5]&lt;[.D$24]+3*[.D$25];[.D5]&gt;[.D$24]-3*[.D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381217986">
            <text:p>0.381217986</text:p>
          </table:table-cell>
          <table:table-cell table:style-name="ce3" table:formula="of:=[.H5]/[.G5]" office:value-type="float" office:value="0.000741669233463035">
            <text:p>0.000742</text:p>
          </table:table-cell>
          <table:table-cell table:formula="of:=AND([.I5]&lt;[.I$24]+3*[.I$25];[.I5]&gt;[.I$24]-3*[.I$25])" office:value-type="boolean" office:boolean-value="true">
            <text:p>TRUE</text:p>
          </table:table-cell>
          <table:table-cell/>
          <table:table-cell office:value-type="float" office:value="516">
            <text:p>516</text:p>
          </table:table-cell>
          <table:table-cell office:value-type="float" office:value="0.256983062">
            <text:p>0.256983062</text:p>
          </table:table-cell>
          <table:table-cell table:style-name="ce3" table:formula="of:=[.M5]/[.L5]" office:value-type="float" office:value="0.000498029189922481">
            <text:p>0.000498</text:p>
          </table:table-cell>
          <table:table-cell table:formula="of:=AND([.N5]&lt;[.N$24]+3*[.N$25];[.N5]&gt;[.N$24]-3*[.N$25])" office:value-type="boolean" office:boolean-value="true">
            <text:p>TRUE</text:p>
          </table:table-cell>
          <table:table-cell/>
          <table:table-cell office:value-type="float" office:value="519">
            <text:p>519</text:p>
          </table:table-cell>
          <table:table-cell office:value-type="float" office:value="0.236347945">
            <text:p>0.236347945</text:p>
          </table:table-cell>
          <table:table-cell table:style-name="ce3" table:formula="of:=[.R5]/[.Q5]" office:value-type="float" office:value="0.000455391030828516">
            <text:p>0.000455</text:p>
          </table:table-cell>
          <table:table-cell table:formula="of:=AND([.S5]&lt;[.S$24]+3*[.S$25];[.S5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16">
            <text:p>516</text:p>
          </table:table-cell>
          <table:table-cell office:value-type="float" office:value="0.080449202">
            <text:p>0.080449202</text:p>
          </table:table-cell>
          <table:table-cell table:style-name="ce3" table:formula="of:=[.C6]/[.B6]" office:value-type="float" office:value="0.00015590930620155">
            <text:p>0.000156</text:p>
          </table:table-cell>
          <table:table-cell table:formula="of:=AND([.D6]&lt;[.D$24]+3*[.D$25];[.D6]&gt;[.D$24]-3*[.D$25])" office:value-type="boolean" office:boolean-value="true">
            <text:p>TRUE</text:p>
          </table:table-cell>
          <table:table-cell/>
          <table:table-cell office:value-type="float" office:value="515">
            <text:p>515</text:p>
          </table:table-cell>
          <table:table-cell office:value-type="float" office:value="0.387267962">
            <text:p>0.387267962</text:p>
          </table:table-cell>
          <table:table-cell table:style-name="ce3" table:formula="of:=[.H6]/[.G6]" office:value-type="float" office:value="0.000751976625242718">
            <text:p>0.000752</text:p>
          </table:table-cell>
          <table:table-cell table:formula="of:=AND([.I6]&lt;[.I$24]+3*[.I$25];[.I6]&gt;[.I$24]-3*[.I$25])" office:value-type="boolean" office:boolean-value="true">
            <text:p>TRUE</text:p>
          </table:table-cell>
          <table:table-cell/>
          <table:table-cell office:value-type="float" office:value="516">
            <text:p>516</text:p>
          </table:table-cell>
          <table:table-cell office:value-type="float" office:value="0.252915789">
            <text:p>0.252915789</text:p>
          </table:table-cell>
          <table:table-cell table:style-name="ce3" table:formula="of:=[.M6]/[.L6]" office:value-type="float" office:value="0.000490146877906977">
            <text:p>0.000490</text:p>
          </table:table-cell>
          <table:table-cell table:formula="of:=AND([.N6]&lt;[.N$24]+3*[.N$25];[.N6]&gt;[.N$24]-3*[.N$25])" office:value-type="boolean" office:boolean-value="true">
            <text:p>TRUE</text:p>
          </table:table-cell>
          <table:table-cell/>
          <table:table-cell office:value-type="float" office:value="519">
            <text:p>519</text:p>
          </table:table-cell>
          <table:table-cell office:value-type="float" office:value="0.238449994">
            <text:p>0.238449994</text:p>
          </table:table-cell>
          <table:table-cell table:style-name="ce3" table:formula="of:=[.R6]/[.Q6]" office:value-type="float" office:value="0.000459441221579962">
            <text:p>0.000459</text:p>
          </table:table-cell>
          <table:table-cell table:formula="of:=AND([.S6]&lt;[.S$24]+3*[.S$25];[.S6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20">
            <text:p>520</text:p>
          </table:table-cell>
          <table:table-cell office:value-type="float" office:value="0.081610952">
            <text:p>0.081610952</text:p>
          </table:table-cell>
          <table:table-cell table:style-name="ce3" table:formula="of:=[.C7]/[.B7]" office:value-type="float" office:value="0.000156944138461538">
            <text:p>0.000157</text:p>
          </table:table-cell>
          <table:table-cell table:formula="of:=AND([.D7]&lt;[.D$24]+3*[.D$25];[.D7]&gt;[.D$24]-3*[.D$25])" office:value-type="boolean" office:boolean-value="true">
            <text:p>TRUE</text:p>
          </table:table-cell>
          <table:table-cell/>
          <table:table-cell office:value-type="float" office:value="514">
            <text:p>514</text:p>
          </table:table-cell>
          <table:table-cell office:value-type="float" office:value="0.384654241">
            <text:p>0.384654241</text:p>
          </table:table-cell>
          <table:table-cell table:style-name="ce3" table:formula="of:=[.H7]/[.G7]" office:value-type="float" office:value="0.000748354554474708">
            <text:p>0.000748</text:p>
          </table:table-cell>
          <table:table-cell table:formula="of:=AND([.I7]&lt;[.I$24]+3*[.I$25];[.I7]&gt;[.I$24]-3*[.I$25])" office:value-type="boolean" office:boolean-value="true">
            <text:p>TRUE</text:p>
          </table:table-cell>
          <table:table-cell/>
          <table:table-cell office:value-type="float" office:value="518">
            <text:p>518</text:p>
          </table:table-cell>
          <table:table-cell office:value-type="float" office:value="0.254060394">
            <text:p>0.254060394</text:p>
          </table:table-cell>
          <table:table-cell table:style-name="ce3" table:formula="of:=[.M7]/[.L7]" office:value-type="float" office:value="0.000490464081081081">
            <text:p>0.000490</text:p>
          </table:table-cell>
          <table:table-cell table:formula="of:=AND([.N7]&lt;[.N$24]+3*[.N$25];[.N7]&gt;[.N$24]-3*[.N$25])" office:value-type="boolean" office:boolean-value="true">
            <text:p>TRUE</text:p>
          </table:table-cell>
          <table:table-cell/>
          <table:table-cell office:value-type="float" office:value="511">
            <text:p>511</text:p>
          </table:table-cell>
          <table:table-cell office:value-type="float" office:value="0.227127087">
            <text:p>0.227127087</text:p>
          </table:table-cell>
          <table:table-cell table:style-name="ce3" table:formula="of:=[.R7]/[.Q7]" office:value-type="float" office:value="0.000444475708414873">
            <text:p>0.000444</text:p>
          </table:table-cell>
          <table:table-cell table:formula="of:=AND([.S7]&lt;[.S$24]+3*[.S$25];[.S7]&gt;[.S$24]-3*[.S$25])" office:value-type="boolean" office:boolean-value="true">
            <text:p>TRUE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 table:number-columns-repeated="4"/>
          <table:table-cell table:style-name="ce3"/>
          <table:table-cell/>
        </table:table-row>
        <table:table-row table:style-name="ro1">
          <table:table-cell table:number-columns-repeated="20"/>
        </table:table-row>
        <table:table-row table:style-name="ro1">
          <table:table-cell office:value-type="string">
            <text:p>Average</text:p>
          </table:table-cell>
          <table:table-cell table:number-columns-repeated="2"/>
          <table:table-cell table:style-name="ce4" table:formula="of:=AVERAGE([.D3:.D22])" office:value-type="float" office:value="0.000165207233894715">
            <text:p>0.000165</text:p>
          </table:table-cell>
          <table:table-cell table:number-columns-repeated="4"/>
          <table:table-cell table:style-name="ce4" table:formula="of:=AVERAGE([.I3:.I22])" office:value-type="float" office:value="0.000752430339616332">
            <text:p>0.000752</text:p>
          </table:table-cell>
          <table:table-cell table:style-name="ce6" table:formula="of:=[.I24]/[.$D24]" office:value-type="float" office:value="4.55446363865549">
            <text:p>4.6</text:p>
          </table:table-cell>
          <table:table-cell table:number-columns-repeated="3"/>
          <table:table-cell table:style-name="ce4" table:formula="of:=AVERAGE([.N3:.N22])" office:value-type="float" office:value="0.000492884433046942">
            <text:p>0.000493</text:p>
          </table:table-cell>
          <table:table-cell table:style-name="ce6" table:formula="of:=[.N24]/[.$D24]" office:value-type="float" office:value="2.98343130277851">
            <text:p>3.0</text:p>
          </table:table-cell>
          <table:table-cell table:number-columns-repeated="3"/>
          <table:table-cell table:style-name="ce4" table:formula="of:=AVERAGE([.S3:.S22])" office:value-type="float" office:value="0.000449112682660338">
            <text:p>0.000449</text:p>
          </table:table-cell>
          <table:table-cell table:style-name="ce6" table:formula="of:=[.S24]/[.$D24]" office:value-type="float" office:value="2.71848073521135">
            <text:p>2.7</text:p>
          </table:table-cell>
        </table:table-row>
        <table:table-row table:style-name="ro1">
          <table:table-cell office:value-type="string">
            <text:p>Standard deviation</text:p>
          </table:table-cell>
          <table:table-cell table:number-columns-repeated="2"/>
          <table:table-cell table:style-name="ce3" table:formula="of:=STDEV([.D3:.D22])" office:value-type="float" office:value="0.0000109169204703644">
            <text:p>0.000011</text:p>
          </table:table-cell>
          <table:table-cell table:number-columns-repeated="4"/>
          <table:table-cell table:style-name="ce3" table:formula="of:=STDEV([.I3:.I22])" office:value-type="float" office:value="0.00000861266283704414">
            <text:p>0.000009</text:p>
          </table:table-cell>
          <table:table-cell table:number-columns-repeated="4"/>
          <table:table-cell table:style-name="ce3" table:formula="of:=STDEV([.N3:.N22])" office:value-type="float" office:value="0.00000355934706067282">
            <text:p>0.000004</text:p>
          </table:table-cell>
          <table:table-cell table:number-columns-repeated="4"/>
          <table:table-cell table:style-name="ce3" table:formula="of:=STDEV([.S3:.S22])" office:value-type="float" office:value="0.00000814202769056779">
            <text:p>0.000008</text:p>
          </table:table-cell>
          <table:table-cell/>
        </table:table-row>
        <table:table-row table:style-name="ro1" table:number-rows-repeated="104855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1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Trojanek</meta:initial-creator>
    <meta:creation-date>2014-01-28T14:10:37</meta:creation-date>
    <dc:date>2014-02-12T10:19:25</dc:date>
    <dc:creator>Piotr Trojanek</dc:creator>
    <meta:editing-duration>P1DT12H44M27S</meta:editing-duration>
    <meta:editing-cycles>22</meta:editing-cycles>
    <meta:generator>LibreOffice/3.5$Linux_X86_64 LibreOffice_project/350m1$Build-2</meta:generator>
    <meta:document-statistic meta:table-count="3" meta:cell-count="427" meta:object-count="0"/>
  </office:meta>
</office:document-meta>
</file>